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fo:font-size="20pt" fo:font-weight="bold" officeooo:rsid="0015238f" officeooo:paragraph-rsid="0015238f" style:font-size-asian="17.5pt" style:font-weight-asian="bold" style:font-size-complex="20pt" style:font-weight-complex="bold"/>
    </style:style>
    <style:style style:name="P2" style:family="paragraph" style:parent-style-name="Standard">
      <style:text-properties fo:font-size="20pt" fo:font-weight="bold" officeooo:rsid="001891ac" officeooo:paragraph-rsid="001891ac" style:font-size-asian="20pt" style:font-weight-asian="bold" style:font-size-complex="20pt" style:font-weight-complex="bold"/>
    </style:style>
    <style:style style:name="P3" style:family="paragraph" style:parent-style-name="Standard">
      <style:text-properties fo:font-size="20pt" fo:font-weight="bold" officeooo:rsid="001cfeb4" officeooo:paragraph-rsid="001cfeb4" style:font-size-asian="20pt" style:font-weight-asian="bold" style:font-size-complex="20pt" style:font-weight-complex="bold"/>
    </style:style>
    <style:style style:name="P4" style:family="paragraph" style:parent-style-name="Standard">
      <style:text-properties fo:font-size="16pt" fo:font-weight="bold" officeooo:rsid="0015a2a5" officeooo:paragraph-rsid="0015a2a5" style:font-size-asian="14pt" style:font-weight-asian="bold" style:font-size-complex="16pt" style:font-weight-complex="bold"/>
    </style:style>
    <style:style style:name="P5" style:family="paragraph" style:parent-style-name="Standard">
      <style:text-properties fo:font-size="16pt" fo:font-weight="bold" officeooo:rsid="001c2230" officeooo:paragraph-rsid="001c2230" style:font-size-asian="14pt" style:font-weight-asian="bold" style:font-size-complex="16pt" style:font-weight-complex="bold"/>
    </style:style>
    <style:style style:name="P6" style:family="paragraph" style:parent-style-name="Standard">
      <style:text-properties fo:font-size="16pt" fo:font-weight="normal" officeooo:rsid="0015238f" officeooo:paragraph-rsid="0015238f" style:font-size-asian="14pt" style:font-weight-asian="normal" style:font-size-complex="16pt" style:font-weight-complex="normal"/>
    </style:style>
    <style:style style:name="P7" style:family="paragraph" style:parent-style-name="Standard">
      <style:text-properties fo:font-size="16pt" fo:font-weight="normal" officeooo:rsid="00177ea5" officeooo:paragraph-rsid="00177ea5" style:font-size-asian="14pt" style:font-weight-asian="normal" style:font-size-complex="16pt" style:font-weight-complex="normal"/>
    </style:style>
    <style:style style:name="P8" style:family="paragraph" style:parent-style-name="Standard">
      <style:text-properties fo:font-size="16pt" fo:font-weight="normal" officeooo:rsid="00191e5f" officeooo:paragraph-rsid="00191e5f" style:font-size-asian="14pt" style:font-weight-asian="normal" style:font-size-complex="16pt" style:font-weight-complex="normal"/>
    </style:style>
    <style:style style:name="P9" style:family="paragraph" style:parent-style-name="Standard">
      <style:text-properties fo:font-size="16pt" fo:font-weight="normal" officeooo:rsid="001a51c5" officeooo:paragraph-rsid="001a51c5" style:font-size-asian="14pt" style:font-weight-asian="normal" style:font-size-complex="16pt" style:font-weight-complex="normal"/>
    </style:style>
    <style:style style:name="P10" style:family="paragraph" style:parent-style-name="Standard">
      <style:text-properties fo:font-size="16pt" fo:font-weight="normal" officeooo:rsid="001c2230" officeooo:paragraph-rsid="001c2230" style:font-size-asian="14pt" style:font-weight-asian="normal" style:font-size-complex="16pt" style:font-weight-complex="normal"/>
    </style:style>
    <style:style style:name="P11" style:family="paragraph" style:parent-style-name="Standard">
      <style:text-properties fo:font-size="16pt" fo:font-weight="normal" officeooo:rsid="001c2f85" officeooo:paragraph-rsid="001c2f85" style:font-size-asian="14pt" style:font-weight-asian="normal" style:font-size-complex="16pt" style:font-weight-complex="normal"/>
    </style:style>
    <style:style style:name="P12" style:family="paragraph" style:parent-style-name="Standard">
      <style:text-properties fo:font-size="16pt" fo:font-weight="normal" officeooo:rsid="001cbcb4" officeooo:paragraph-rsid="001cbcb4" style:font-size-asian="14pt" style:font-weight-asian="normal" style:font-size-complex="16pt" style:font-weight-complex="normal"/>
    </style:style>
    <style:style style:name="P13" style:family="paragraph" style:parent-style-name="Standard">
      <style:text-properties fo:font-size="16pt" fo:font-weight="normal" officeooo:rsid="001cfeb4" officeooo:paragraph-rsid="001cfeb4" style:font-size-asian="14pt" style:font-weight-asian="normal" style:font-size-complex="16pt" style:font-weight-complex="normal"/>
    </style:style>
    <style:style style:name="P14" style:family="paragraph" style:parent-style-name="Standard">
      <style:text-properties fo:font-size="18pt" fo:font-weight="bold" officeooo:rsid="001c2230" officeooo:paragraph-rsid="001c2230" style:font-size-asian="18pt" style:font-weight-asian="bold" style:font-size-complex="18pt" style:font-weight-complex="bold"/>
    </style:style>
    <style:style style:name="P15" style:family="paragraph" style:parent-style-name="Standard" style:list-style-name="L1">
      <style:text-properties fo:font-size="16pt" fo:font-weight="normal" officeooo:rsid="00177ea5" officeooo:paragraph-rsid="00177ea5" style:font-size-asian="14pt" style:font-weight-asian="normal" style:font-size-complex="16pt" style:font-weight-complex="normal"/>
    </style:style>
    <style:style style:name="P16" style:family="paragraph" style:parent-style-name="Standard" style:list-style-name="L2">
      <style:text-properties fo:font-size="16pt" fo:font-weight="normal" officeooo:rsid="00191e5f" officeooo:paragraph-rsid="00191e5f" style:font-size-asian="14pt" style:font-weight-asian="normal" style:font-size-complex="16pt" style:font-weight-complex="normal"/>
    </style:style>
    <style:style style:name="P17" style:family="paragraph" style:parent-style-name="Standard" style:list-style-name="L2">
      <style:text-properties fo:font-size="16pt" fo:font-weight="normal" officeooo:rsid="001a51c5" officeooo:paragraph-rsid="001a51c5" style:font-size-asian="14pt" style:font-weight-asian="normal" style:font-size-complex="16pt" style:font-weight-complex="normal"/>
    </style:style>
    <style:style style:name="P18" style:family="paragraph" style:parent-style-name="Standard" style:list-style-name="L3">
      <style:text-properties fo:font-size="16pt" fo:font-weight="normal" officeooo:rsid="001c2230" officeooo:paragraph-rsid="001c2230" style:font-size-asian="14pt" style:font-weight-asian="normal" style:font-size-complex="16pt" style:font-weight-complex="normal"/>
    </style:style>
    <style:style style:name="P19" style:family="paragraph" style:parent-style-name="Standard" style:list-style-name="L4">
      <style:text-properties fo:font-size="16pt" fo:font-weight="normal" officeooo:rsid="001c2f85" officeooo:paragraph-rsid="001c2f85" style:font-size-asian="14pt" style:font-weight-asian="normal" style:font-size-complex="16pt" style:font-weight-complex="normal"/>
    </style:style>
    <style:style style:name="P20" style:family="paragraph" style:parent-style-name="Standard" style:list-style-name="L5">
      <style:text-properties fo:font-size="16pt" fo:font-weight="normal" officeooo:rsid="001c2f85" officeooo:paragraph-rsid="001c2f85" style:font-size-asian="14pt" style:font-weight-asian="normal" style:font-size-complex="16pt" style:font-weight-complex="normal"/>
    </style:style>
    <style:style style:name="P21" style:family="paragraph" style:parent-style-name="Standard" style:list-style-name="L6">
      <style:text-properties fo:font-size="16pt" fo:font-style="italic" fo:font-weight="bold" officeooo:rsid="001e0ae1" officeooo:paragraph-rsid="001e0ae1" style:font-size-asian="14pt" style:font-style-asian="italic" style:font-weight-asian="bold" style:font-size-complex="16pt" style:font-style-complex="italic" style:font-weight-complex="bold"/>
    </style:style>
    <style:style style:name="P22" style:family="paragraph" style:parent-style-name="Standard" style:list-style-name="L6">
      <style:text-properties fo:font-size="16pt" fo:font-style="normal" fo:font-weight="normal" officeooo:rsid="001e0ae1" officeooo:paragraph-rsid="001e0ae1" style:font-size-asian="14pt" style:font-style-asian="normal" style:font-weight-asian="normal" style:font-size-complex="16pt" style:font-style-complex="normal" style:font-weight-complex="normal"/>
    </style:style>
    <style:style style:name="P23" style:family="paragraph" style:parent-style-name="Standard" style:list-style-name="L6">
      <style:text-properties fo:font-size="16pt" fo:font-style="normal" fo:font-weight="normal" officeooo:rsid="00220d27" officeooo:paragraph-rsid="00220d27" style:font-size-asian="14pt" style:font-style-asian="normal" style:font-weight-asian="normal" style:font-size-complex="16pt" style:font-style-complex="normal" style:font-weight-complex="normal"/>
    </style:style>
    <style:style style:name="P24" style:family="paragraph" style:parent-style-name="Standard" style:list-style-name="L6">
      <style:text-properties fo:font-size="16pt" fo:font-style="normal" fo:font-weight="normal" officeooo:rsid="0022ca93" officeooo:paragraph-rsid="0022ca93" style:font-size-asian="14pt" style:font-style-asian="normal" style:font-weight-asian="normal" style:font-size-complex="16pt" style:font-style-complex="normal" style:font-weight-complex="normal"/>
    </style:style>
    <style:style style:name="P25" style:family="paragraph" style:parent-style-name="Standard" style:list-style-name="L6">
      <style:text-properties fo:font-size="16pt" fo:font-style="normal" fo:font-weight="normal" officeooo:rsid="00273fa4" officeooo:paragraph-rsid="00273fa4" style:font-size-asian="14pt" style:font-style-asian="normal" style:font-weight-asian="normal" style:font-size-complex="16pt" style:font-style-complex="normal" style:font-weight-complex="normal"/>
    </style:style>
    <style:style style:name="P26" style:family="paragraph" style:parent-style-name="Standard" style:list-style-name="L6">
      <style:text-properties fo:font-size="16pt" fo:font-style="normal" fo:font-weight="normal" officeooo:rsid="00279801" officeooo:paragraph-rsid="00279801" style:font-size-asian="14pt" style:font-style-asian="normal" style:font-weight-asian="normal" style:font-size-complex="16pt" style:font-style-complex="normal" style:font-weight-complex="normal"/>
    </style:style>
    <style:style style:name="P27" style:family="paragraph" style:parent-style-name="Standard">
      <style:text-properties fo:font-size="16pt" fo:font-style="normal" fo:font-weight="normal" officeooo:rsid="002ce01f" officeooo:paragraph-rsid="002ce01f" style:font-size-asian="14pt" style:font-style-asian="normal" style:font-weight-asian="normal" style:font-size-complex="16pt" style:font-style-complex="normal" style:font-weight-complex="normal"/>
    </style:style>
    <style:style style:name="P28" style:family="paragraph" style:parent-style-name="Standard" style:list-style-name="L6">
      <style:text-properties fo:font-size="16pt" fo:font-style="normal" fo:font-weight="normal" officeooo:rsid="002ce01f" officeooo:paragraph-rsid="002ce01f" style:font-size-asian="14pt" style:font-style-asian="normal" style:font-weight-asian="normal" style:font-size-complex="16pt" style:font-style-complex="normal" style:font-weight-complex="normal"/>
    </style:style>
    <style:style style:name="P29" style:family="paragraph" style:parent-style-name="Standard">
      <style:text-properties fo:font-size="16pt" fo:font-style="normal" fo:font-weight="normal" officeooo:rsid="002cef46" officeooo:paragraph-rsid="002cef46" style:font-size-asian="14pt" style:font-style-asian="normal" style:font-weight-asian="normal" style:font-size-complex="16pt" style:font-style-complex="normal" style:font-weight-complex="normal"/>
    </style:style>
    <style:style style:name="P30" style:family="paragraph" style:parent-style-name="Standard">
      <style:text-properties fo:font-size="16pt" fo:font-style="normal" fo:font-weight="normal" officeooo:rsid="002d172c" officeooo:paragraph-rsid="002d172c" style:font-size-asian="14pt" style:font-style-asian="normal" style:font-weight-asian="normal" style:font-size-complex="16pt" style:font-style-complex="normal" style:font-weight-complex="normal"/>
    </style:style>
    <style:style style:name="P31" style:family="paragraph" style:parent-style-name="Standard">
      <style:text-properties fo:font-size="16pt" fo:font-style="normal" fo:font-weight="normal" officeooo:rsid="002ec1a4" officeooo:paragraph-rsid="002ec1a4" style:font-size-asian="14pt" style:font-style-asian="normal" style:font-weight-asian="normal" style:font-size-complex="16pt" style:font-style-complex="normal" style:font-weight-complex="normal"/>
    </style:style>
    <style:style style:name="P32" style:family="paragraph" style:parent-style-name="Standard">
      <style:text-properties fo:font-size="16pt" fo:font-style="normal" fo:font-weight="bold" officeooo:rsid="002ce01f" officeooo:paragraph-rsid="002ce01f" style:font-size-asian="14pt" style:font-style-asian="normal" style:font-weight-asian="bold" style:font-size-complex="16pt" style:font-style-complex="normal" style:font-weight-complex="bold"/>
    </style:style>
    <style:style style:name="P33" style:family="paragraph" style:parent-style-name="Standard" style:list-style-name="L6">
      <style:text-properties officeooo:rsid="00279801" officeooo:paragraph-rsid="00279801"/>
    </style:style>
    <style:style style:name="P34" style:family="paragraph" style:parent-style-name="Standard">
      <style:text-properties fo:font-size="20pt" fo:font-style="normal" fo:font-weight="bold" officeooo:rsid="002ce01f" officeooo:paragraph-rsid="002ce01f" style:font-size-asian="20pt" style:font-style-asian="normal" style:font-weight-asian="bold" style:font-size-complex="20pt" style:font-style-complex="normal" style:font-weight-complex="bold"/>
    </style:style>
    <style:style style:name="T1" style:family="text">
      <style:text-properties officeooo:rsid="0015a2a5"/>
    </style:style>
    <style:style style:name="T2" style:family="text">
      <style:text-properties fo:font-weight="bold" style:font-weight-asian="bold" style:font-weight-complex="bold"/>
    </style:style>
    <style:style style:name="T3" style:family="text">
      <style:text-properties officeooo:rsid="001cbcb4"/>
    </style:style>
    <style:style style:name="T4" style:family="text">
      <style:text-properties officeooo:rsid="001e0ae1"/>
    </style:style>
    <style:style style:name="T5" style:family="text">
      <style:text-properties officeooo:rsid="002146c1"/>
    </style:style>
    <style:style style:name="T6" style:family="text">
      <style:text-properties officeooo:rsid="00249b70"/>
    </style:style>
    <style:style style:name="T7" style:family="text">
      <style:text-properties fo:font-size="16pt" fo:font-style="normal" fo:font-weight="normal" style:font-size-asian="14pt" style:font-style-asian="normal" style:font-weight-asian="normal" style:font-size-complex="16pt" style:font-style-complex="normal" style:font-weight-complex="normal"/>
    </style:style>
    <style:style style:name="T8" style:family="text">
      <style:text-properties fo:font-size="16pt" fo:font-style="normal" fo:font-weight="normal" officeooo:rsid="00273fa4" style:font-size-asian="14pt" style:font-style-asian="normal" style:font-weight-asian="normal" style:font-size-complex="16pt" style:font-style-complex="normal" style:font-weight-complex="normal"/>
    </style:style>
    <style:style style:name="T9" style:family="text">
      <style:text-properties fo:font-size="16pt" fo:font-style="normal" fo:font-weight="normal" officeooo:rsid="00279801" style:font-size-asian="14pt" style:font-style-asian="normal" style:font-weight-asian="normal" style:font-size-complex="16pt" style:font-style-complex="normal" style:font-weight-complex="normal"/>
    </style:style>
    <style:style style:name="T10" style:family="text">
      <style:text-properties officeooo:rsid="002d172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sting for Session managment schema</text:p>
      <text:p text:style-name="P6"><text:s/></text:p>
      <text:p text:style-name="P6">As we already know about, what is session and use of session cookie here we only discuss about how to test, in order to avoid continuous authentication for each page of web application site or service, web applications implement various mechanism <text:span text:style-name="T1">to store and validate credentials for a pre-determine timespan. These mechanism are known as session Managment</text:span></text:p>
      <text:p text:style-name="P6"/>
      <text:p text:style-name="P4">Usually <text:s/>the main steps of the attack pattern are the following:</text:p>
      <text:list xml:id="list4016060306" text:style-name="L1">
        <text:list-item>
          <text:p text:style-name="P15"><text:span text:style-name="T2">cookie collection</text:span>: collection of a sufficient number of cookie samples;</text:p>
        </text:list-item>
        <text:list-item>
          <text:p text:style-name="P15"><text:span text:style-name="T2">cookie reverse engineering</text:span>:analysis of the cookie genration algorithm;</text:p>
        </text:list-item>
        <text:list-item>
          <text:p text:style-name="P15"><text:span text:style-name="T2">cookie manipulation</text:span>:forging of a valid cookie in order to perform this attack. This last step require a large number of attempts, depending on how the cookies is created(cookie brute-force attack)</text:p>
        </text:list-item>
      </text:list>
      <text:p text:style-name="P7"/>
      <text:p text:style-name="P2">How to test in Black Box </text:p>
      <text:p text:style-name="P8">All interaction between the client and application should be tested at least against the following criteria:</text:p>
      <text:list xml:id="list3282710254" text:style-name="L2">
        <text:list-item>
          <text:p text:style-name="P16">Are all Set-Cookie directives tagged as secure?</text:p>
        </text:list-item>
        <text:list-item>
          <text:p text:style-name="P16">Do any cookie operations take place over unencrypted transport?</text:p>
        </text:list-item>
        <text:list-item>
          <text:p text:style-name="P16">Can the Cookie be forced over unencrypted transport?</text:p>
        </text:list-item>
        <text:list-item>
          <text:p text:style-name="P16">If so, how does the application maintain security?</text:p>
        </text:list-item>
        <text:list-item>
          <text:p text:style-name="P16">Are any Cookie persistence?</text:p>
        </text:list-item>
        <text:list-item>
          <text:p text:style-name="P16">What Expires=times are used on persistent cookies, and are they reasonable?</text:p>
        </text:list-item>
        <text:list-item>
          <text:p text:style-name="P17">Are cookies that are expected to be transient configured as such?</text:p>
        </text:list-item>
        <text:list-item>
          <text:p text:style-name="P17">What HTTP/1.1 Cache-control setting are used to protect cookies?</text:p>
        </text:list-item>
        <text:list-item>
          <text:p text:style-name="P17">What HTTP/1.0 Cache-control setting are used to protect cookies?</text:p>
        </text:list-item>
      </text:list>
      <text:p text:style-name="P9"/>
      <text:p text:style-name="P14">Cookies collection</text:p>
      <text:p text:style-name="P10">The first step required to manipulate the cookies is to understand how the application creates and manages cookies. For that we have to following</text:p>
      <text:list xml:id="list732460728" text:style-name="L3">
        <text:list-item>
          <text:p text:style-name="P18">How many cookies used by the application?</text:p>
        </text:list-item>
      </text:list>
      <text:p text:style-name="P11"><text:soft-page-break/>Surf the application. Note when cookies are created. Make a list of recieve cookies, the page that sets them(with set-cookie direcctive), the domain for which they are valid, their value, and thier characterstics.</text:p>
      <text:list xml:id="list722606187" text:style-name="L4">
        <text:list-item>
          <text:p text:style-name="P19">Which parts of application of the application generate and/modifiy </text:p>
          <text:p text:style-name="P19">the cookie?</text:p>
        </text:list-item>
      </text:list>
      <text:p text:style-name="P11">Surfing the application, find which cookies remain constant and get modified. What events modify the cookie?</text:p>
      <text:list xml:id="list817067295" text:style-name="L5">
        <text:list-item>
          <text:p text:style-name="P20">Which parts of application <text:span text:style-name="T3">require this cookie in order to <text:s/>be accessed and utilized?</text:span></text:p>
        </text:list-item>
      </text:list>
      <text:p text:style-name="P12">Find out which parts of application need a cokie. Access a page, then try again without cookie, or with a modified value of it. Try to map which cookies are used where.</text:p>
      <text:p text:style-name="P5"/>
      <text:p text:style-name="P3">Session Analysis:</text:p>
      <text:p text:style-name="P13">in session hijacking, it is important part to analyis session tokens, cookie, seesion ID, or hidden field <text:span text:style-name="T4">for examine to ensure their quality from a security perspective. As we know that their are many ways to <text:s/>analyis session like their randomness, uniqueness, resistance and also analyis for cryptographic level and other type information leakage.</text:span></text:p>
      <text:list xml:id="list4381898" text:style-name="L6">
        <text:list-item>
          <text:p text:style-name="P21">Token Structure &amp; Information Leakage:</text:p>
          <text:p text:style-name="P22">If we go for session analyis, it is important to examine the structure and content of the session id provided by the application. A common mistake is to include a specific data in token instead of <text:span text:style-name="T5">issuing a genric value and referencing real data at the server side, many time session ID shown in clear-text format.</text:span></text:p>
          <text:p text:style-name="P23">Some time entire token appears to be encoded or hashed, such as hex, base64, md5, sometime it may be possible to decode back to the original data and also check for brute-force attack, hybrid token may include information such as ip address or user id together with an encoded portion </text:p>
          <text:p text:style-name="P24">For example, a 32 bit token may inlcude 16 bits of static data and 16 bit<text:span text:style-name="T6">s of variable data. This may indicate that the first 16 bits represent a fixed at tribute of the user, 16 bit chunk is increament at a regular rate, it may indicate a time-based element to the token generation</text:span></text:p>
          <text:p text:style-name="P25">if static elements to the token are idenfied, further samples should be gathered, varying one potential input at a time for example login attempts through a different user account of from a different ip address </text:p>
          <text:p text:style-name="P25"><text:soft-page-break/>The following area should be addresses during the single and multiple session ID structure testing:</text:p>
        </text:list-item>
        <text:list-item>
          <text:p text:style-name="P26">What parts of the session ID are static?</text:p>
        </text:list-item>
        <text:list-item>
          <text:p text:style-name="P33"><text:span text:style-name="T9">W</text:span><text:span text:style-name="T7">hat clear-text confidential information is stored in the session?</text:span></text:p>
        </text:list-item>
        <text:list-item>
          <text:p text:style-name="P33"><text:span text:style-name="T8">W</text:span><text:span text:style-name="T7">hat easly decode confidential information is stored?</text:span></text:p>
        </text:list-item>
        <text:list-item>
          <text:p text:style-name="P26">What information can be deduced from the structure of session ID/</text:p>
        </text:list-item>
        <text:list-item>
          <text:p text:style-name="P26">What portions of the session ID are static for the same log in conditions?</text:p>
        </text:list-item>
        <text:list-item>
          <text:p text:style-name="P26">What obvious patterns are present in the session ID as a whole or individual portion?</text:p>
          <text:p text:style-name="P26"/>
        </text:list-item>
      </text:list>
      <text:p text:style-name="P32">Session ID Predicability and Randomness:</text:p>
      <text:list xml:id="list546717761010" text:continue-numbering="true" text:style-name="L6">
        <text:list-header>
          <text:p text:style-name="P23"/>
        </text:list-header>
        <text:list-item>
          <text:p text:style-name="P28">Are the session id provably random in nature? Can the resulting values be reproduced?</text:p>
        </text:list-item>
        <text:list-item>
          <text:p text:style-name="P28">Do the same input conditions produce the same id on a subsequent run?</text:p>
        </text:list-item>
        <text:list-item>
          <text:p text:style-name="P28">Are the session id provably resistant to statistical or cryptanalysis?</text:p>
        </text:list-item>
        <text:list-item>
          <text:p text:style-name="P28">What element of the session id are time-linked?</text:p>
        </text:list-item>
        <text:list-item>
          <text:p text:style-name="P28">What portion of the session id are predictable</text:p>
        </text:list-item>
        <text:list-item>
          <text:p text:style-name="P28">can the next id be deduced, given full knowledge of the generation algorithm and previous Ids?</text:p>
        </text:list-item>
      </text:list>
      <text:p text:style-name="P27"/>
      <text:p text:style-name="P34">Cookie reverse engineering:</text:p>
      <text:p text:style-name="P29">now that the tester has enumerated the cookies and has a general idea of their use, tester check for some intersting in the cookies let see.</text:p>
      <text:p text:style-name="P29"/>
      <text:p text:style-name="P29">[1]<text:span text:style-name="T2"> Unpredictabitiy</text:span>: almost it is harder to forger a valid cookie, because must contain some ammount of hard data, if an attacker can guess the cookie used by the legimate <text:s/>user’s session, they will be able to hijack session of that user . In order to <text:span text:style-name="T10">make a cookie unpredictable, random values and cryptography can be used.</text:span></text:p>
      <text:p text:style-name="P30">[2] <text:span text:style-name="T2">Tamper Resistance</text:span>: a cookie must avoid malicious attempts of modification. But a tester try to tamper or manipulate with cookie like isadmin=no, tester try to modify for gaining administration rights.</text:p>
      <text:p text:style-name="P30">[3]<text:span text:style-name="T2"> Expiration</text:span>: a critical cookie must be valid only for pre-determine time and must be deleted from the disk of memory later to avoid the risk of being replayed, a tester also go for this</text:p>
      <text:p text:style-name="P30"><text:soft-page-break/>[4]<text:span text:style-name="T2"> ‘Secure’ flag</text:span>: a cookie whose value is critical for the integrity of the session should have this flag enabled in order to allow its transmission only in an encrypted channel to deter eavesdropping.</text:p>
      <text:p text:style-name="P30"/>
      <text:p text:style-name="P31"><text:span text:style-name="T2">Note</text:span>: also ckeck has the cookie a numeric value? Alphanumeric? Hexadeciml? </text:p>
      <text:p text:style-name="P31">ID=hexadecimal</text:p>
      <text:p text:style-name="P31">CR=small integer</text:p>
      <text:p text:style-name="P31">TM and LM= large integer</text:p>
      <text:p text:style-name="P31">S=alphanumeric</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3T22:44:27.990913598</meta:creation-date>
    <dc:date>2022-08-05T23:17:40.610141964</dc:date>
    <meta:editing-duration>PT1H21M33S</meta:editing-duration>
    <meta:editing-cycles>14</meta:editing-cycles>
    <meta:generator>LibreOffice/7.3.5.2$Linux_X86_64 LibreOffice_project/30$Build-2</meta:generator>
    <meta:document-statistic meta:table-count="0" meta:image-count="0" meta:object-count="0" meta:page-count="4" meta:paragraph-count="61" meta:word-count="1009" meta:character-count="5984" meta:non-whitespace-character-count="5059"/>
  </office:meta>
</office:document-meta>
</file>